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63200001FBC4DD8A633.svm"/>
  <manifest:file-entry manifest:media-type="" manifest:full-path="Pictures/200000070000119700001135CD1AF5C1.svm"/>
  <manifest:file-entry manifest:media-type="" manifest:full-path="Pictures/2000000700004B0800002143A89CE5C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line-height="200%"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line-height="200%"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200%"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6pt" style:text-underline-style="none" fo:font-weight="normal" style:font-size-asian="16pt" style:font-weight-asian="normal" style:font-size-complex="16pt" style:font-weight-complex="normal"/>
    </style:style>
    <style:style style:name="P7" style:family="paragraph" style:parent-style-name="Standard">
      <style:paragraph-properties fo:line-height="200%"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paragraph-properties fo:line-height="200%" fo:text-align="start"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9" style:family="paragraph" style:parent-style-name="Standard">
      <style:paragraph-properties fo:line-height="200%"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paragraph-properties fo:line-height="200%" fo:text-align="start" style:justify-single-word="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paragraph-properties fo:line-height="200%" fo:text-align="start" style:justify-single-word="false"/>
      <style:text-properties fo:font-size="16pt" style:text-underline-style="none" fo:font-weight="normal" style:font-size-asian="16pt" style:font-weight-asian="normal" style:font-size-complex="16pt" style:font-weight-complex="normal"/>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enguin</text:p>
      <text:p text:style-name="P2">Team A – Allan Estes, Aykut Kir, Brian Lawrence, Charles Cisneros (?), and Shaun Norem</text:p>
      <text:p text:style-name="P2">UAT – GAM 460</text:p>
      <text:p text:style-name="P2"/>
      <text:p text:style-name="P5">Story</text:p>
      <text:p text:style-name="P3"><text:tab/>Don't be fooled, this game is not about a penguin, no, rather it is about the journey of an elite combat space ship, The Penguin. The Penguin was designed to be the fastest ship known to man, while maintaining excellent maneuverability in the ever reaching abyss of space. The Penguin was built by Earth's best and brightest, when a message from an unknown entity found its way to the planet. The message, after being decrypted, said that the planet should be evacuated within the next galactic month, or have all remaining life wiped out. Obviously, this wouldn't do, and so the Penguin came to be. The pressurized vessel could withstand the deep cold of space, but we didn't know what awaited us on the planet Seal-5. An aquatic nightmare.</text:p>
      <text:p text:style-name="P3"/>
      <text:p text:style-name="P5">Characters</text:p>
      <text:p text:style-name="P9"><text:tab/><text:span text:style-name="T2">The Penguin, a ship piloted by Sergeant Dan Ger</text:span><text:span text:style-name="T1"> – This is the protagonist to the game, the player character. Using this super powered ship, combined with his unmatched wit and combat skills, Dan Ger sets out to eliminate the alien threat, before it's too late.</text:span></text:p>
      <text:p text:style-name="P3"/>
      <text:p text:style-name="P9"><text:span text:style-name="T1"><text:tab/></text:span><text:span text:style-name="T2">Rha'Mon</text:span><text:span text:style-name="T1"> – Leader of the alien threat. Commander of a great fleet, with one goal – take over Earth. Rha'Mon predicts that his troops will take care of the Sergeant with ease, but in case they fail, he's ready to rumble.</text:span></text:p>
      <text:p text:style-name="P3"/>
      <text:p text:style-name="P3"><text:soft-page-break/></text:p>
      <text:p text:style-name="P3"/>
      <text:p text:style-name="P5">Level / Environment Design</text:p>
      <text:p text:style-name="P6"><text:tab/><text:span text:style-name="T1">The game takes place underwater on a strange enemy world. The world is quite far from Earth, so there will be some interesting things to be seen.</text:span></text:p>
      <text:p text:style-name="P3"><text:tab/>A typical level should include boundaries above at the top and bottom of the screen, whether it be a cave system, or something else. Protrusions will occasionally appear from these walls, leading to vertical obstacles that the player must avoid colliding with.</text:p>
      <text:p text:style-name="P3"><text:tab/>While this is happening, the player might encounter other objects, such as enemies and various local wildlife that will seek to destroy the player.</text:p>
      <text:p text:style-name="P3"><text:tab/>As an idea, a level might look something like this, with improved art:</text:p>
      <text:p text:style-name="P3"><draw:frame draw:style-name="fr1" draw:name="graphics1" text:anchor-type="paragraph" svg:x="0.3902in" svg:y="0.1654in" svg:width="5.8228in" svg:height="3.3854in" draw:z-index="0"><draw:image xlink:href="Pictures/200000070000363200001FBC4DD8A633.svm" xlink:type="simple" xlink:show="embed" xlink:actuate="onLoad"/></draw:frame> </text:p>
      <text:p text:style-name="P3"/>
      <text:p text:style-name="P3"/>
      <text:p text:style-name="P3"><text:soft-page-break/></text:p>
      <text:p text:style-name="P3"/>
      <text:p text:style-name="P3"/>
      <text:p text:style-name="P5">Gameplay</text:p>
      <text:p text:style-name="P6"><text:tab/><text:span text:style-name="T1">Gameplay will be fairly basic. The level will scroll from right to left, while obstacles and enemies appear periodically. After a while, the boss for the level will appear and put the player to the test. Once a level is complete, the player will move on to the next level.</text:span></text:p>
      <text:p text:style-name="P6"><text:span text:style-name="T1"><text:tab/>The player will use the </text:span><text:span text:style-name="T3">W,A,S,D</text:span><text:span text:style-name="T1"> keys to move their ship and </text:span><text:span text:style-name="T3">spacebar</text:span><text:span text:style-name="T1"> to fire primary weapon. </text:span><text:span text:style-name="T3">Ctrl</text:span><text:span text:style-name="T1"> will fire secondary weapon.</text:span></text:p>
      <text:p text:style-name="P6"><text:span text:style-name="T1"><text:tab/>Primary weapon will be a “superheated plasma bolt”</text:span></text:p>
      <text:p text:style-name="P6"><text:span text:style-name="T1"><text:tab/>Secodary weapon will be a “cluster rocket”</text:span></text:p>
      <text:p text:style-name="P3"><text:tab/>While not all enemies will be destroyed, as the player misses them and they do not return, each enemy or object that the player destroys will award points and precious oxygen that represents the player's life. These points will create the player's score for the level, and will be added to their total score for the game. At the end of the game, this score will be stored in a high score list, viewable by the player.</text:p>
      <text:p text:style-name="P3"><text:tab/>The player's health bar will be represented by “Air Available” and will decrease gradually over time. The player will need to collect bubbles from destroyed enemies or air jets to regain their “health”.</text:p>
      <text:p text:style-name="P6"><text:span text:style-name="T4"><text:tab/></text:span><text:span text:style-name="T1">The player will also be able to equip a shield that will last an amount of time still to be determined and that will protect the player from various dangers.</text:span></text:p>
      <text:p text:style-name="P6"><text:span text:style-name="T1"><text:tab/>If the player fails to avoid terrain, enemies, or enemy fire, they will lose a life. If the player's lives reach 0 from the 3 they start with, they lose the game. </text:span><text:span text:style-name="T4">*Life and gameover conditions may change by the end of the game's production</text:span></text:p>
      <text:p text:style-name="P3"/>
      <text:p text:style-name="P10"><text:soft-page-break/></text:p>
      <text:p text:style-name="P5">Art</text:p>
      <text:p text:style-name="P3"><text:tab/>Art for this game will be handled by Brian Lawrence. The art is currently being created and there are only a few pieces to present here.</text:p>
      <text:p text:style-name="P4"><draw:frame draw:style-name="fr1" draw:name="graphics2" text:anchor-type="paragraph" svg:x="4.9811in" svg:y="0.1555in" svg:width="1.7728in" svg:height="1.7339in" draw:z-index="1"><draw:image xlink:href="Pictures/200000070000119700001135CD1AF5C1.svm" xlink:type="simple" xlink:show="embed" xlink:actuate="onLoad"/></draw:frame><draw:frame draw:style-name="fr1" draw:name="graphics3" text:anchor-type="paragraph" svg:x="0.1047in" svg:y="0.1516in" svg:width="4.5752in" svg:height="2.028in" draw:z-index="2"><draw:image xlink:href="Pictures/2000000700004B0800002143A89CE5C4.svm" xlink:type="simple" xlink:show="embed" xlink:actuate="onLoad"/></draw:frame></text:p>
      <text:p text:style-name="P7">Sound and Music</text:p>
      <text:p text:style-name="P4"><text:tab/>The game will have music, which will attempt to give an underwater-like feel to things, or to hype up the player in combat. </text:p>
      <text:p text:style-name="P3"><text:span text:style-name="T6"><text:tab/>Player shots will </text:span><text:span text:style-name="T5">not</text:span><text:span text:style-name="T6"> create sound, as this feature grows to be very annoying in games such as this. We'll blame it on liquid density, and thus sounds being incredibly difficult to hear.</text:span></text:p>
      <text:p text:style-name="P4"><text:tab/>There will be implosion sounds for the enemies and player. There will be sounds for shield power-up and oxygen pick up</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un Norem</meta:initial-creator>
    <meta:creation-date>2015-06-23T16:57:00.78</meta:creation-date>
    <dc:date>2015-06-26T13:54:04.50</dc:date>
    <meta:editing-duration>PT1H32M45S</meta:editing-duration>
    <meta:editing-cycles>11</meta:editing-cycles>
    <meta:generator>OpenOffice/4.1.1$Win32 OpenOffice.org_project/411m6$Build-9775</meta:generator>
    <meta:document-statistic meta:table-count="0" meta:image-count="3" meta:object-count="0" meta:page-count="4" meta:paragraph-count="29" meta:word-count="729" meta:character-count="4106"/>
  </office:meta>
</office:document-meta>
</file>